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32fed" officeooo:paragraph-rsid="00532fe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8b06b" officeooo:paragraph-rsid="0058b06b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a58c8" officeooo:paragraph-rsid="005a58c8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c957c" officeooo:paragraph-rsid="005c957c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dd1b4" officeooo:paragraph-rsid="005c957c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7c91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2f68e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3eadf" officeooo:paragraph-rsid="0063eadf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5b05a" officeooo:paragraph-rsid="0065b05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7c917" officeooo:paragraph-rsid="0067c917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a6252" officeooo:paragraph-rsid="006a6252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4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4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32fed" officeooo:paragraph-rsid="00532fed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56958" officeooo:paragraph-rsid="00556958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8b06b" officeooo:paragraph-rsid="0058b06b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a58c8" officeooo:paragraph-rsid="005a58c8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fd546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2f68e" officeooo:paragraph-rsid="0062f68e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5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6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6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64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67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68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69e945" officeooo:paragraph-rsid="0069e945" fo:background-color="transparent" style:font-size-asian="12.25pt" style:font-weight-asian="bold" style:font-size-complex="14pt" style:font-weight-complex="bold"/>
    </style:style>
    <style:style style:name="P69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56958" officeooo:paragraph-rsid="00556958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72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73" style:family="paragraph" style:parent-style-name="Standard">
      <style:text-properties officeooo:rsid="0012e59a" officeooo:paragraph-rsid="0012e59a"/>
    </style:style>
    <style:style style:name="P74" style:family="paragraph" style:parent-style-name="Standard">
      <style:text-properties officeooo:rsid="00158a4f" officeooo:paragraph-rsid="00158a4f"/>
    </style:style>
    <style:style style:name="P75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76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77" style:family="paragraph" style:parent-style-name="Standard">
      <style:text-properties fo:color="#3465a4" loext:opacity="100%" officeooo:rsid="00158a4f" officeooo:paragraph-rsid="00158a4f"/>
    </style:style>
    <style:style style:name="P78" style:family="paragraph" style:parent-style-name="Standard">
      <style:text-properties fo:color="#3465a4" loext:opacity="100%" officeooo:rsid="0017f77b" officeooo:paragraph-rsid="0017f77b"/>
    </style:style>
    <style:style style:name="P79" style:family="paragraph" style:parent-style-name="Standard">
      <style:text-properties officeooo:rsid="0017f77b" officeooo:paragraph-rsid="0017f77b"/>
    </style:style>
    <style:style style:name="P80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81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82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7c917" officeooo:paragraph-rsid="0067c917" fo:background-color="#1e1e1e" style:font-size-asian="12pt" style:font-weight-asian="bold" style:font-size-complex="12pt" style:font-weight-complex="bold"/>
    </style:style>
    <style:style style:name="P83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84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85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8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5b05a" officeooo:paragraph-rsid="0065b05a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ac9" officeooo:paragraph-rsid="006d6ac9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e82" officeooo:paragraph-rsid="006d6e82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ea31" officeooo:paragraph-rsid="006dea31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style:line-height-at-least="0.402cm"/>
      <style:text-properties fo:color="#111111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92" style:family="paragraph">
      <loext:graphic-properties draw:fill="none" draw:fill-color="#ffffff"/>
    </style:style>
    <style:style style:name="P93" style:family="paragraph">
      <loext:graphic-properties draw:fill="none" draw:fill-color="#ffffff"/>
      <style:paragraph-properties style:writing-mode="lr-tb"/>
    </style:style>
    <style:style style:name="P94" style:family="paragraph">
      <loext:graphic-properties draw:fill-color="#ee5151"/>
    </style:style>
    <style:style style:name="P95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710" style:font-weight-asian="normal" style:font-weight-complex="normal"/>
    </style:style>
    <style:style style:name="T17" style:family="text">
      <style:text-properties fo:font-weight="normal" officeooo:rsid="00346d85" style:font-weight-asian="normal" style:font-weight-complex="normal"/>
    </style:style>
    <style:style style:name="T18" style:family="text">
      <style:text-properties fo:font-weight="normal" officeooo:rsid="003942fb" style:font-weight-asian="normal" style:font-weight-complex="normal"/>
    </style:style>
    <style:style style:name="T19" style:family="text">
      <style:text-properties fo:font-weight="normal" officeooo:rsid="00397472" style:font-weight-asian="normal" style:font-weight-complex="normal"/>
    </style:style>
    <style:style style:name="T20" style:family="text">
      <style:text-properties fo:font-weight="normal" officeooo:rsid="003aa96a" style:font-weight-asian="normal" style:font-weight-complex="normal"/>
    </style:style>
    <style:style style:name="T21" style:family="text">
      <style:text-properties fo:font-weight="normal" officeooo:rsid="005b2f06" style:font-weight-asian="normal" style:font-weight-complex="normal"/>
    </style:style>
    <style:style style:name="T22" style:family="text">
      <style:text-properties fo:font-weight="normal" officeooo:rsid="005dd1b4" style:font-weight-asian="normal" style:font-weight-complex="normal"/>
    </style:style>
    <style:style style:name="T23" style:family="text">
      <style:text-properties fo:font-weight="normal" officeooo:rsid="005fcc01" style:font-weight-asian="normal" style:font-weight-complex="normal"/>
    </style:style>
    <style:style style:name="T24" style:family="text">
      <style:text-properties fo:font-weight="normal" fo:background-color="#ff0000" loext:char-shading-value="0" style:font-weight-asian="normal" style:font-weight-complex="normal"/>
    </style:style>
    <style:style style:name="T25" style:family="text">
      <style:text-properties officeooo:rsid="003aa96a"/>
    </style:style>
    <style:style style:name="T26" style:family="text">
      <style:text-properties officeooo:rsid="0044a4ee"/>
    </style:style>
    <style:style style:name="T27" style:family="text">
      <style:text-properties officeooo:rsid="0044ffc8"/>
    </style:style>
    <style:style style:name="T28" style:family="text">
      <style:text-properties officeooo:rsid="004c98c4"/>
    </style:style>
    <style:style style:name="T29" style:family="text">
      <style:text-properties officeooo:rsid="004ea86b"/>
    </style:style>
    <style:style style:name="T30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31" style:family="text">
      <style:text-properties fo:color="#808080" loext:opacity="100%" style:font-name="Consolas" fo:font-weight="normal"/>
    </style:style>
    <style:style style:name="T32" style:family="text">
      <style:text-properties fo:color="#569cd6" loext:opacity="100%"/>
    </style:style>
    <style:style style:name="T33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34" style:family="text">
      <style:text-properties fo:color="#569cd6" loext:opacity="100%" style:font-name="Consolas" fo:font-weight="normal"/>
    </style:style>
    <style:style style:name="T35" style:family="text">
      <style:text-properties fo:color="#569cd6" loext:opacity="100%" style:font-weight-asian="normal" style:font-weight-complex="normal"/>
    </style:style>
    <style:style style:name="T36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37" style:family="text">
      <style:text-properties fo:color="#9cdcfe" loext:opacity="100%"/>
    </style:style>
    <style:style style:name="T38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39" style:family="text">
      <style:text-properties fo:color="#9cdcfe" loext:opacity="100%" style:font-name="Consolas" fo:font-weight="normal"/>
    </style:style>
    <style:style style:name="T40" style:family="text">
      <style:text-properties fo:color="#9cdcfe" loext:opacity="100%" style:font-weight-asian="normal" style:font-weight-complex="normal"/>
    </style:style>
    <style:style style:name="T41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42" style:family="text">
      <style:text-properties fo:color="#ce9178" loext:opacity="100%" style:font-name="Consolas" fo:font-weight="normal"/>
    </style:style>
    <style:style style:name="T43" style:family="text">
      <style:text-properties fo:color="#dcdcaa" loext:opacity="100%"/>
    </style:style>
    <style:style style:name="T44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45" style:family="text">
      <style:text-properties fo:color="#dcdcaa" loext:opacity="100%" style:font-name="Consolas" fo:font-weight="normal"/>
    </style:style>
    <style:style style:name="T46" style:family="text">
      <style:text-properties officeooo:rsid="004ea86b" style:font-size-asian="12pt" style:font-weight-asian="normal" style:font-size-complex="12pt" style:font-weight-complex="normal"/>
    </style:style>
    <style:style style:name="T47" style:family="text">
      <style:text-properties officeooo:rsid="00532fed" style:font-size-asian="12pt" style:font-weight-asian="normal" style:font-size-complex="12pt" style:font-weight-complex="normal"/>
    </style:style>
    <style:style style:name="T48" style:family="text">
      <style:text-properties officeooo:rsid="0051c846"/>
    </style:style>
    <style:style style:name="T49" style:family="text">
      <style:text-properties officeooo:rsid="00532fed"/>
    </style:style>
    <style:style style:name="T50" style:family="text">
      <style:text-properties officeooo:rsid="00541390"/>
    </style:style>
    <style:style style:name="T51" style:family="text">
      <style:text-properties officeooo:rsid="005b2f06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officeooo:rsid="005ea445"/>
    </style:style>
    <style:style style:name="T54" style:family="text">
      <style:text-properties officeooo:rsid="005fcc01"/>
    </style:style>
    <style:style style:name="T55" style:family="text">
      <style:text-properties fo:color="#c586c0" loext:opacity="100%" style:font-weight-asian="normal" style:font-weight-complex="normal"/>
    </style:style>
    <style:style style:name="T56" style:family="text">
      <style:text-properties style:font-weight-asian="normal" style:font-weight-complex="normal"/>
    </style:style>
    <style:style style:name="T57" style:family="text">
      <style:text-properties fo:color="#b5cea8" loext:opacity="100%"/>
    </style:style>
    <style:style style:name="T58" style:family="text">
      <style:text-properties fo:color="#b5cea8" loext:opacity="100%" style:font-weight-asian="normal" style:font-weight-complex="normal"/>
    </style:style>
    <style:style style:name="T59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stroke="solid" svg:stroke-color="#000000" draw:fill="none" draw:fill-color="#ffffff" fo:min-height="0.7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61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8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9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10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76">Comandos Node Js:</text:p>
      <text:p text:style-name="P76">Ctrl + L = <text:span text:style-name="T15">Limpar a tela.</text:span></text:p>
      <text:p text:style-name="P80"/>
      <text:p text:style-name="P80"/>
      <text:p text:style-name="P80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2">        <text:span text:style-name="T5">alert</text:span><text:span text:style-name="T1">('Hello World!')</text:span></text:p>
      <text:p text:style-name="P12">        <text:span text:style-name="T5">confirm</text:span><text:span text:style-name="T1">('Está gostando de JavaScript?')</text:span></text:p>
      <text:p text:style-name="P12">        <text:span text:style-name="T5">prompt</text:span><text:span text:style-name="T1">('Qual é o seu nome?')</text:span></text:p>
      <text:p text:style-name="P12">    <text:span text:style-name="T1">&lt;/</text:span><text:span text:style-name="T4">script</text:span><text:span text:style-name="T1">&gt;</text:span></text:p>
      <text:p text:style-name="P5"/>
      <text:p text:style-name="P73">Regras dos identificadores em JS:</text:p>
      <text:p text:style-name="P73">- Podem começar com letra, $ ou _.</text:p>
      <text:p text:style-name="P73">- Não podem começar com números.</text:p>
      <text:p text:style-name="P73">- É possível usar letras ou números.</text:p>
      <text:p text:style-name="P73">- É possível usar acentos e símbolos.</text:p>
      <text:p text:style-name="P73">- Não podem conter espaços.</text:p>
      <text:p text:style-name="P73">- Não podem ser palavras reservadas.</text:p>
      <text:p text:style-name="P73"/>
      <text:p text:style-name="P75">Tipos Primitivos</text:p>
      <text:p text:style-name="P74">Variáveis numéricas: <text:span text:style-name="T3">number</text:span> (JS não diferencia números entre Inteiro e Reais)</text:p>
      <text:p text:style-name="P77"><text:span text:style-name="T6">s</text:span>tring</text:p>
      <text:p text:style-name="P74">true false: <text:span text:style-name="T3">boolean</text:span></text:p>
      <text:p text:style-name="P77"/>
      <text:p text:style-name="P79"><text:span text:style-name="T3">number: </text:span><text:span text:style-name="T7">infinity, NaN</text:span></text:p>
      <text:p text:style-name="P78">string</text:p>
      <text:p text:style-name="P78">boolean</text:p>
      <text:p text:style-name="P78">null</text:p>
      <text:p text:style-name="P78">undefined</text:p>
      <text:p text:style-name="P79"><text:span text:style-name="T3">object: </text:span><text:span text:style-name="T7">Array</text:span></text:p>
      <text:p text:style-name="P78">function</text:p>
      <text:p text:style-name="P78"/>
      <text:p text:style-name="P78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8">Exemplo:</text:span><text:span text:style-name="T9"> </text:span><text:span text:style-name="T2">&lt;script&gt;</text:span></text:p>
      <text:p text:style-name="P12">       <text:span text:style-name="T1">var n1 = prompt('Digite um número: ') </text:span><text:span text:style-name="T10">// String</text:span></text:p>
      <text:p text:style-name="P12">       <text:span text:style-name="T1">var n2 = prompt('Digite outro número: ')</text:span><text:span text:style-name="T10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0">// o sinal de + é concatenação.</text:span></text:p>
      <text:p text:style-name="P12">       <text:span text:style-name="T10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4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45">Para converter para String:</text:p>
      <text:p text:style-name="P16">String(n)</text:p>
      <text:p text:style-name="P16">n.toString()</text:p>
      <text:p text:style-name="P16"/>
      <text:p text:style-name="P46">Template String:</text:p>
      <text:p text:style-name="P17">alert(`A soma entre ${n1} e ${n2} é ${s}`)</text:p>
      <text:p text:style-name="P17">Utilizamos crase no começo e no final. <text:span text:style-name="T12">C</text:span><text:span text:style-name="T11">ifrão e chaves.</text:span></text:p>
      <text:p text:style-name="P17"/>
      <text:p text:style-name="P17"/>
      <text:p text:style-name="P19">var <text:s/><text:span text:style-name="T14">s</text:span> = “JavaScript”</text:p>
      <text:p text:style-name="P18"><text:span text:style-name="T14">s</text:span>.length <text:s text:c="2"/><text:tab/><text:tab/> // quantos caracteres a string tem.</text:p>
      <text:p text:style-name="P18"><text:span text:style-name="T14">s</text:span>.toUpperCase<text:span text:style-name="T13">( )</text:span> <text:s text:c="2"/><text:tab/>// tudo para Maiúsculas. <text:s/></text:p>
      <text:p text:style-name="P19"><text:span text:style-name="T14">s</text:span>.toLowerCase( ) <text:tab/>// tudo para Minúsculas.</text:p>
      <text:p text:style-name="P19"/>
      <text:p text:style-name="P10">&lt;script&gt;</text:p>
      <text:p text:style-name="P71">        <text:span text:style-name="T1">var nome = prompt("Qual é o seu nome?")</text:span></text:p>
      <text:p text:style-name="P71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71">        <text:span text:style-name="T1">document.write(`Seu nome em maiúsculas é </text:span><text:span text:style-name="T4">${nome.toUpperCase</text:span><text:span text:style-name="T1">()}.&lt;br&gt;`)</text:span></text:p>
      <text:p text:style-name="P72">        <text:span text:style-name="T1">document.write(`Seu nome em minúsculas é </text:span><text:span text:style-name="T4">${nome.toLowerCase</text:span><text:span text:style-name="T1">()}.`)</text:span></text:p>
      <text:p text:style-name="P11">&lt;/script&gt;</text:p>
      <text:p text:style-name="P66"/>
      <text:p text:style-name="P66"><text:soft-page-break/>Operadores</text:p>
      <text:p text:style-name="P66"/>
      <text:p text:style-name="P57">aritméticos: <text:span text:style-name="T16">+, -, *, /, % (resto da divisão inteira), ** (potência).</text:span></text:p>
      <text:p text:style-name="P60"><text:span text:style-name="T17">o</text:span><text:span text:style-name="T15">rdem de precedência: ( ) =&gt; ** =&gt; * <text:s/>/ <text:s/>% =&gt; + -</text:span></text:p>
      <text:p text:style-name="P57"/>
      <text:p text:style-name="P58">atribuição: <text:span text:style-name="T18">++, –, +=, -=, </text:span><text:span text:style-name="T19">= (recebe)</text:span></text:p>
      <text:p text:style-name="P58"/>
      <text:p text:style-name="P59">relacionais: <text:span text:style-name="T15">&lt;, &gt;, &lt;</text:span><text:span text:style-name="T18">=, &gt;=, ==, !=</text:span></text:p>
      <text:p text:style-name="P59"/>
      <text:p text:style-name="P59"/>
      <text:p text:style-name="P59">lógicos: !<text:span text:style-name="T15"> </text:span><text:span text:style-name="T20">Negação; </text:span><text:span text:style-name="T25">&amp;&amp;</text:span><text:span text:style-name="T20"> conjunção (e); </text:span><text:span text:style-name="T25">||</text:span><text:span text:style-name="T20"> disjunção (ou);</text:span></text:p>
      <text:p text:style-name="P61"><text:span text:style-name="T20">E</text:span><text:span text:style-name="T15">x.: <text:tab/>!true =&gt; false<text:line-break/><text:tab/>!false =&gt; true<text:tab/></text:span></text:p>
      <text:p text:style-name="P59"/>
      <text:p text:style-name="P59">ternário: <text:span text:style-name="T15">? :</text:span></text:p>
      <text:p text:style-name="P63"><text:span text:style-name="T15">teste </text:span><text:span text:style-name="T24">?</text:span><text:span text:style-name="T15"> true </text:span><text:span text:style-name="T24">:</text:span><text:span text:style-name="T15"> false</text:span></text:p>
      <text:p text:style-name="P39">Ex.: média &gt;= 7.0 ? “Aprovado” : “Reprovado”</text:p>
      <text:p text:style-name="P59"/>
      <text:p text:style-name="P62">Ordem de precedência:</text:p>
      <text:p text:style-name="P38">Aritméticos =&gt; Relacionais =&gt; Lógicos</text:p>
      <text:p text:style-name="P38"/>
      <text:p text:style-name="P38"/>
      <text:p text:style-name="P67">Introdução ao DOM</text:p>
      <text:p text:style-name="P67"/>
      <text:p text:style-name="P40">Document Object Model.</text:p>
      <text:p text:style-name="P41">Só funciona quando estamos rodando JS dentro do navegador. Não funciona no NodeJs.</text:p>
      <text:p text:style-name="P56"><draw:g text:anchor-type="paragraph" draw:z-index="0" draw:name="DrawObject1" draw:style-name="gr6"><draw:custom-shape draw:name="Forma 1" draw:style-name="gr7" draw:text-style-name="P94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8" draw:text-style-name="P95" svg:width="1.482cm" svg:height="0.539cm" svg:x="6.567cm" svg:y="0.845cm"><draw:text-box><text:p><text:span text:style-name="T59">window</text:span></text:p></draw:text-box></draw:frame></draw:g></text:p>
      <text:p text:style-name="P19"/>
      <text:p text:style-name="P19"><draw:custom-shape text:anchor-type="paragraph" draw:z-index="7" draw:name="Forma 2" draw:style-name="gr5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6"><draw:custom-shape draw:name="Forma 5" draw:style-name="gr7" draw:text-style-name="P94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8" draw:text-style-name="P95" svg:width="1.482cm" svg:height="0.539cm" svg:x="10.437cm" svg:y="1.3cm"><draw:text-box><text:p><text:span text:style-name="T59">history</text:span></text:p></draw:text-box></draw:frame></draw:g></text:p>
      <text:p text:style-name="P19"><draw:g text:anchor-type="paragraph" draw:z-index="2" draw:name="DrawObject 2" draw:style-name="gr6"><draw:custom-shape draw:name="Forma 4" draw:style-name="gr9" draw:text-style-name="P94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10" draw:text-style-name="P95" svg:width="1.856cm" svg:height="0.976cm" svg:x="6.39cm" svg:y="0.833cm"><draw:text-box><text:p><text:span text:style-name="T59">document</text:span></text:p></draw:text-box></draw:frame></draw:g><draw:g text:anchor-type="paragraph" draw:z-index="1" draw:name="DrawObject4" draw:style-name="gr6"><draw:custom-shape draw:name="Forma 3" draw:style-name="gr7" draw:text-style-name="P94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8" draw:text-style-name="P95" svg:width="1.482cm" svg:height="0.539cm" svg:x="2.817cm" svg:y="0.866cm"><draw:text-box><text:p><text:span text:style-name="T59">location</text:span></text:p></draw:text-box></draw:frame></draw:g></text:p>
      <text:p text:style-name="P19"/>
      <text:p text:style-name="P19"><draw:custom-shape text:anchor-type="paragraph" draw:z-index="8" draw:name="Forma 10" draw:style-name="gr4" svg:width="0.366cm" svg:height="0.943cm" svg:x="7.05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6"><draw:custom-shape draw:name="Forma 6" draw:style-name="gr7" draw:text-style-name="P94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8" draw:text-style-name="P95" svg:width="1.154cm" svg:height="0.539cm" svg:x="6.818cm" svg:y="0.88cm"><draw:text-box><text:p><text:span text:style-name="T59">html</text:span></text:p></draw:text-box></draw:frame></draw:g></text:p>
      <text:p text:style-name="P19"/>
      <text:p text:style-name="P19"><draw:custom-shape text:anchor-type="paragraph" draw:z-index="9" draw:name="Forma 11" draw:style-name="gr4" svg:width="0.366cm" svg:height="0.943cm" svg:x="6.128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4" svg:width="0.366cm" svg:height="0.943cm" svg:x="7.802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6"><draw:custom-shape draw:name="Forma 7" draw:style-name="gr7" draw:text-style-name="P94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8" draw:text-style-name="P95" svg:width="1.482cm" svg:height="0.539cm" svg:x="4.794cm" svg:y="1.011cm"><draw:text-box><text:p><text:span text:style-name="T59">head</text:span></text:p></draw:text-box></draw:frame></draw:g><draw:g text:anchor-type="paragraph" draw:z-index="6" draw:name="DrawObject 6" draw:style-name="gr6"><draw:custom-shape draw:name="Forma 8" draw:style-name="gr7" draw:text-style-name="P94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8" draw:text-style-name="P95" svg:width="1.482cm" svg:height="0.539cm" svg:x="8.124cm" svg:y="0.978cm"><draw:text-box><text:p><text:span text:style-name="T59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6">getElementsByTagName()</text:span></text:p>
      <text:p text:style-name="P21">- por ID: <text:span text:style-name="T26">getElementById</text:span></text:p>
      <text:p text:style-name="P21">- por Nome: <text:span text:style-name="T27">getElementsByName()</text:span></text:p>
      <text:p text:style-name="P21">- por Classe: <text:span text:style-name="T27">getElementsByClassName()</text:span></text:p>
      <text:p text:style-name="P21">- por Seletor: <text:span text:style-name="T27">querySelector(), querySelectorAll()</text:span></text:p>
      <text:p text:style-name="P21"/>
      <text:p text:style-name="P19"/>
      <text:p text:style-name="P47"><text:soft-page-break/>EVENTOS DOM</text:p>
      <text:p text:style-name="P47"/>
      <text:p text:style-name="P24">É tudo aquilo que pode acontecer com um determinado elemento. <text:span text:style-name="T28">O evento pode ser configurado na parte HTML ou dentro da tag &lt;script&gt;.</text:span></text:p>
      <text:p text:style-name="P24"/>
      <text:p text:style-name="P25"><text:span text:style-name="T48">1 – </text:span>No HTML, precisamos colocar o evento dentro da respectiva <text:span text:style-name="T29">tag </text:span><text:span text:style-name="T48">com o nome da função. No script, chamamos a função pelo nome e criamos uma variável </text:span><text:span text:style-name="T49">para receber o DOM.</text:span></text:p>
      <text:p text:style-name="P43"><text:span text:style-name="T46">Ex.: <text:tab/></text:span><text:span text:style-name="T30">&lt;</text:span><text:span text:style-name="T33">div</text:span><text:span text:style-name="T36"> </text:span><text:span text:style-name="T38">id</text:span><text:span text:style-name="T36">=</text:span><text:span text:style-name="T41">"area"</text:span><text:span text:style-name="T36"> </text:span><text:span text:style-name="T38">onclick</text:span><text:span text:style-name="T36">=</text:span><text:span text:style-name="T41">"</text:span><text:span text:style-name="T44">clicar</text:span><text:span text:style-name="T41">()"</text:span><text:span text:style-name="T30">&gt;</text:span></text:p>
      <text:p text:style-name="P81">        <text:tab/><text:span text:style-name="T1">Interaja...</text:span></text:p>
      <text:p text:style-name="P81">   <text:tab/> <text:span text:style-name="T31">&lt;/</text:span><text:span text:style-name="T34">div</text:span><text:span text:style-name="T31">&gt;</text:span></text:p>
      <text:p text:style-name="P85"/>
      <text:p text:style-name="P81">    <text:tab/><text:span text:style-name="T31">&lt;</text:span><text:span text:style-name="T34">script</text:span><text:span text:style-name="T31">&gt;</text:span></text:p>
      <text:p text:style-name="P81">        <text:tab/><text:span text:style-name="T34">function</text:span><text:span text:style-name="T1"> </text:span><text:span text:style-name="T45">clicar</text:span><text:span text:style-name="T1">() {</text:span></text:p>
      <text:p text:style-name="P81">           <text:tab/> <text:span text:style-name="T34">var</text:span><text:span text:style-name="T1"> </text:span><text:span text:style-name="T39">a</text:span><text:span text:style-name="T1">= </text:span><text:span text:style-name="T39">window</text:span><text:span text:style-name="T1">.</text:span><text:span text:style-name="T39">document</text:span><text:span text:style-name="T1">.</text:span><text:span text:style-name="T45">getElementById</text:span><text:span text:style-name="T1">(</text:span><text:span text:style-name="T42">'area'</text:span><text:span text:style-name="T1">)</text:span></text:p>
      <text:p text:style-name="P81">           <text:tab/> <text:span text:style-name="T39">a</text:span><text:span text:style-name="T1">.</text:span><text:span text:style-name="T39">innerText</text:span><text:span text:style-name="T1"> = </text:span><text:span text:style-name="T42">'Clicou!'</text:span></text:p>
      <text:p text:style-name="P81">        <text:tab/><text:span text:style-name="T1">}</text:span></text:p>
      <text:p text:style-name="P81">  <text:tab/>  <text:span text:style-name="T31">&lt;/</text:span><text:span text:style-name="T34">script</text:span><text:span text:style-name="T31">&gt;</text:span></text:p>
      <text:p text:style-name="P26"/>
      <text:p text:style-name="P27">2 – No JavaScript, <text:span text:style-name="T49">criamos a variável para receber o DOM. A</text:span>dicionamos um addEventListener, <text:span text:style-name="T49">seguido de parênteses (‘nome do evento’, nome da função).</text:span></text:p>
      <text:p text:style-name="P44"><text:span text:style-name="T47">Ex.: <text:tab/></text:span><text:span text:style-name="T33">var</text:span><text:span text:style-name="T36"> </text:span><text:span text:style-name="T38">a</text:span><text:span text:style-name="T36"> = </text:span><text:span text:style-name="T38">window</text:span><text:span text:style-name="T36">.</text:span><text:span text:style-name="T38">document</text:span><text:span text:style-name="T36">.</text:span><text:span text:style-name="T44">getElementById</text:span><text:span text:style-name="T36">(</text:span><text:span text:style-name="T41">'area'</text:span><text:span text:style-name="T36">)</text:span></text:p>
      <text:p text:style-name="P81">    <text:tab/> <text:span text:style-name="T39">a</text:span><text:span text:style-name="T1">.</text:span><text:span text:style-name="T45">addEventListener</text:span><text:span text:style-name="T1">(</text:span><text:span text:style-name="T42">'click'</text:span><text:span text:style-name="T1">, </text:span><text:span text:style-name="T45">clicar</text:span><text:span text:style-name="T1">)</text:span></text:p>
      <text:p text:style-name="P81">       <text:tab/> <text:span text:style-name="T39">a</text:span><text:span text:style-name="T1">.</text:span><text:span text:style-name="T45">addEventListener</text:span><text:span text:style-name="T1">(</text:span><text:span text:style-name="T42">'mouseenter'</text:span><text:span text:style-name="T1">, </text:span><text:span text:style-name="T45">entrar</text:span><text:span text:style-name="T1">)</text:span></text:p>
      <text:p text:style-name="P81">       <text:tab/> <text:span text:style-name="T39">a</text:span><text:span text:style-name="T1">.</text:span><text:span text:style-name="T45">addEventListener</text:span><text:span text:style-name="T1">(</text:span><text:span text:style-name="T42">'mouseout'</text:span><text:span text:style-name="T1">, </text:span><text:span text:style-name="T45">sair</text:span><text:span text:style-name="T1">)</text:span></text:p>
      <text:p text:style-name="P70"/>
      <text:p text:style-name="P69"/>
      <text:p text:style-name="P28">*<text:span text:style-name="T50">Para detectar erros, podemos usar o devtools do próprio Chrome.</text:span></text:p>
      <text:p text:style-name="P28"/>
      <text:p text:style-name="P28"/>
      <text:p text:style-name="P48"/>
      <text:p text:style-name="P49">Condições em JavaScript</text:p>
      <text:p text:style-name="P49"/>
      <text:p text:style-name="P50"><draw:custom-shape text:anchor-type="paragraph" draw:z-index="11" draw:name="Forma 12" draw:style-name="gr3" svg:width="1.539cm" svg:height="0.521cm" svg:x="3.699cm" svg:y="0.3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name="Moldura de texto 2" draw:style-name="gr2" draw:text-style-name="P93" svg:width="3.465cm" svg:height="0.599cm" svg:x="5.526cm" svg:y="0.178cm"><draw:text-box><text:p>Condição simples</text:p></draw:text-box></draw:frame><draw:frame text:anchor-type="paragraph" draw:z-index="14" draw:name="Moldura de texto 9" draw:style-name="gr2" draw:text-style-name="P93" svg:width="3.465cm" svg:height="0.599cm" svg:x="5.526cm" svg:y="0.178cm"><draw:text-box><text:p>Condição simples</text:p></draw:text-box></draw:frame>if <text:span text:style-name="T15">(condição) {</text:span></text:p>
      <text:p text:style-name="P29"><text:tab/>true</text:p>
      <text:p text:style-name="P29">}</text:p>
      <text:p text:style-name="P29"/>
      <text:p text:style-name="P50">if <text:span text:style-name="T15">(condição) {</text:span></text:p>
      <text:p text:style-name="P29"><draw:custom-shape text:anchor-type="paragraph" draw:z-index="12" draw:name="Forma 13" draw:style-name="gr3" svg:width="1.539cm" svg:height="0.521cm" svg:x="3.679cm" svg:y="0.4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Moldura de texto 10" draw:style-name="gr2" draw:text-style-name="P93" svg:width="3.465cm" svg:height="0.599cm" svg:x="5.431cm" svg:y="0.418cm"><draw:text-box><text:p>Condição Composta</text:p></draw:text-box></draw:frame><text:tab/>true</text:p>
      <text:p text:style-name="P50"><text:span text:style-name="T15">} </text:span>else <text:span text:style-name="T15">{</text:span></text:p>
      <text:p text:style-name="P29"><text:tab/>false</text:p>
      <text:p text:style-name="P29">}</text:p>
      <text:p text:style-name="P23"/>
      <text:p text:style-name="P23"/>
      <text:p text:style-name="P51">Condição Múltipla</text:p>
      <text:p text:style-name="P51"/>
      <text:p text:style-name="P51">switch <text:span text:style-name="T15">(expressão) {</text:span></text:p>
      <text:p text:style-name="P51"><text:span text:style-name="T15"><text:tab/></text:span>case <text:span text:style-name="T15">valor 1:</text:span></text:p>
      <text:p text:style-name="P30"><text:tab/>bloco</text:p>
      <text:p text:style-name="P51"><text:span text:style-name="T15"><text:tab/></text:span>break</text:p>
      <text:p text:style-name="P51"><text:tab/></text:p>
      <text:p text:style-name="P51"><text:tab/>case <text:span text:style-name="T15">valor 2:</text:span></text:p>
      <text:p text:style-name="P30"><text:tab/>bloco</text:p>
      <text:p text:style-name="P51"><text:span text:style-name="T15"><text:tab/></text:span>break</text:p>
      <text:p text:style-name="P51"><text:tab/></text:p>
      <text:p text:style-name="P51"><text:soft-page-break/><text:tab/>case <text:span text:style-name="T15">valor 3:</text:span></text:p>
      <text:p text:style-name="P30"><text:tab/>bloco</text:p>
      <text:p text:style-name="P51"><text:span text:style-name="T15"><text:tab/></text:span>break</text:p>
      <text:p text:style-name="P51"/>
      <text:p text:style-name="P51"><text:tab/><text:span text:style-name="T51">default:</text:span></text:p>
      <text:p text:style-name="P51"><text:tab/><text:span text:style-name="T21">bloco</text:span></text:p>
      <text:p text:style-name="P51"><text:span text:style-name="T21"><text:tab/></text:span><text:span text:style-name="T51">break</text:span></text:p>
      <text:p text:style-name="P51">}</text:p>
      <text:p text:style-name="P51"/>
      <text:p text:style-name="P52">ESTRUTURAS DE REPETIÇÃO</text:p>
      <text:p text:style-name="P52"/>
      <text:p text:style-name="P65">while<text:span text:style-name="T52"> </text:span><text:span text:style-name="T53">(com teste lógico no início) </text:span></text:p>
      <text:p text:style-name="P65"/>
      <text:p text:style-name="P31">var c = 1</text:p>
      <text:p text:style-name="P31"><text:span text:style-name="T14">while</text:span> (c &lt; 7) {</text:p>
      <text:p text:style-name="P31"><text:tab/>console.log(<text:span text:style-name="T54">`Passo ${</text:span>c<text:span text:style-name="T54">}`</text:span>)</text:p>
      <text:p text:style-name="P31"><text:tab/>c++</text:p>
      <text:p text:style-name="P31">}</text:p>
      <text:p text:style-name="P31"/>
      <text:p text:style-name="P64">do<text:span text:style-name="T52"> </text:span><text:span text:style-name="T53">(com teste lógico no final)</text:span></text:p>
      <text:p text:style-name="P64"/>
      <text:p text:style-name="P31">var c = 1</text:p>
      <text:p text:style-name="P52">do <text:span text:style-name="T15">{ </text:span></text:p>
      <text:p text:style-name="P53"><text:span text:style-name="T22"><text:tab/>console.log(</text:span><text:span text:style-name="T23">`Passo ${</text:span><text:span text:style-name="T15">c</text:span><text:span text:style-name="T23">}`</text:span><text:span text:style-name="T22">)</text:span></text:p>
      <text:p text:style-name="P32"><text:tab/>c++</text:p>
      <text:p text:style-name="P54"><text:span text:style-name="T22">} </text:span>while <text:span text:style-name="T15">(c &lt; 7)</text:span></text:p>
      <text:p text:style-name="P31"/>
      <text:p text:style-name="P52"/>
      <text:p text:style-name="P22"/>
      <text:p text:style-name="P55">Estrutura de Repetição com Variável de Controle</text:p>
      <text:p text:style-name="P55"/>
      <text:p text:style-name="P55">for<text:span text:style-name="T15"> (inicio; teste; incr) {</text:span></text:p>
      <text:p text:style-name="P34"/>
      <text:p text:style-name="P37">}</text:p>
      <text:p text:style-name="P37"/>
      <text:p text:style-name="P82"><text:span text:style-name="T55">for</text:span><text:span text:style-name="T56">(</text:span><text:span text:style-name="T35">var</text:span><text:span text:style-name="T56"> </text:span><text:span text:style-name="T40">c</text:span><text:span text:style-name="T56">=</text:span><text:span text:style-name="T58">1</text:span><text:span text:style-name="T56">; </text:span><text:span text:style-name="T40">c</text:span><text:span text:style-name="T56"> &lt;= </text:span><text:span text:style-name="T58">10</text:span><text:span text:style-name="T56">; </text:span><text:span text:style-name="T40">c</text:span><text:span text:style-name="T56">++) {</text:span></text:p>
      <text:p text:style-name="P84">    <text:span text:style-name="T39">console</text:span><text:span text:style-name="T1">.</text:span><text:span text:style-name="T45">log</text:span><text:span text:style-name="T1">(</text:span><text:span text:style-name="T42">`Passo </text:span><text:span text:style-name="T34">${</text:span><text:span text:style-name="T39">c</text:span><text:span text:style-name="T34">}</text:span><text:span text:style-name="T42">`</text:span><text:span text:style-name="T1">)</text:span></text:p>
      <text:p text:style-name="P83">}</text:p>
      <text:p text:style-name="P33"/>
      <text:p text:style-name="P35">Dentro do for, podemos utilizar qualquer estrutura que aprendemos até agora.</text:p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8"><text:soft-page-break/>Variáveis Compostas (Array)</text:p>
      <text:p text:style-name="P68"/>
      <text:p text:style-name="P42">Variáveis simples só conseguem armazenar um valor por vez. Variáveis compostas devem ser capazes de armazenar vários valores em uma mesma estrutura.</text:p>
      <text:p text:style-name="P36"/>
      <text:p text:style-name="P90"><text:span text:style-name="T32">let</text:span> <text:span text:style-name="T37">num</text:span> = [<text:span text:style-name="T57">6</text:span>, <text:span text:style-name="T57">7</text:span>, <text:span text:style-name="T57">9</text:span>, <text:span text:style-name="T57">12</text:span>, <text:span text:style-name="T57">5</text:span>]</text:p>
      <text:p text:style-name="P36"/>
      <text:p text:style-name="P90"><text:span text:style-name="T37">console</text:span>.<text:span text:style-name="T43">log</text:span>(<text:span text:style-name="T37">num</text:span>)</text:p>
      <text:p text:style-name="P90"/>
      <text:p text:style-name="P91"/>
      <text:p text:style-name="P87">Para acrescentar o valor 7 na última posição do Array <text:span text:style-name="T14">num</text:span>, utilizamos:</text:p>
      <text:p text:style-name="P87"/>
      <text:p text:style-name="P87">num.<text:span text:style-name="T14">push</text:span>(7)</text:p>
      <text:p text:style-name="P87"/>
      <text:p text:style-name="P88">Para saber o comprimento de um Array:</text:p>
      <text:p text:style-name="P88">num.<text:span text:style-name="T14">length</text:span></text:p>
      <text:p text:style-name="P36"/>
      <text:p text:style-name="P88">Para colocar um Array em ordem crescente:</text:p>
      <text:p text:style-name="P88">num.<text:span text:style-name="T14">sort()</text:span></text:p>
      <text:p text:style-name="P36"/>
      <text:p text:style-name="P88">Para mostrar todas as posições dos vetores:</text:p>
      <text:p text:style-name="P89">let <text:span text:style-name="T14">num</text:span> = [6, 7, 3, 9, 8]</text:p>
      <text:p text:style-name="P89"/>
      <text:p text:style-name="P89">for( let <text:span text:style-name="T14">pos</text:span> = 0; <text:span text:style-name="T14">pos</text:span> &lt; <text:span text:style-name="T14">num.length</text:span>; <text:span text:style-name="T14">pos</text:span>++) {</text:p>
      <text:p text:style-name="P89"><text:tab/>console.log(num[pos]</text:p>
      <text:p text:style-name="P89">}</text:p>
      <text:p text:style-name="P89"/>
      <text:p text:style-name="P89">Para buscar um valor dentro do Array:</text:p>
      <text:p text:style-name="P89"><draw:frame text:anchor-type="paragraph" draw:z-index="16" draw:name="Moldura de texto 11" draw:style-name="gr1" draw:text-style-name="P92" svg:width="8.332cm" svg:height="0.976cm" svg:x="3.718cm" svg:y="0.25cm"><draw:text-box><text:p>Ele vai buscar dentro do Array o valor 7 e vai mostrar a posição.</text:p></draw:text-box></draw:frame>num.<text:span text:style-name="T14">indexOf</text:span>(7) <text:s text:c="2"/></text:p>
      <text:p text:style-name="P89"/>
      <text:p text:style-name="P89"/>
      <text:p text:style-name="P89"/>
      <text:p text:style-name="P89"/>
      <text:p text:style-name="P8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1-12T22:06:27.383000000</dc:date>
    <meta:editing-duration>P2DT7H24M32S</meta:editing-duration>
    <meta:editing-cycles>76</meta:editing-cycles>
    <meta:document-statistic meta:table-count="0" meta:image-count="0" meta:object-count="0" meta:page-count="6" meta:paragraph-count="182" meta:word-count="842" meta:character-count="5482" meta:non-whitespace-character-count="4559"/>
  </office:meta>
</office:document-meta>
</file>